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98b12" officeooo:paragraph-rsid="00198b12"/>
    </style:style>
    <style:style style:name="P2" style:family="paragraph" style:parent-style-name="Subtitle">
      <style:text-properties officeooo:rsid="0051a097" officeooo:paragraph-rsid="0051a097"/>
    </style:style>
    <style:style style:name="P3" style:family="paragraph" style:parent-style-name="Subtitle">
      <style:text-properties officeooo:rsid="0082733e" officeooo:paragraph-rsid="0082733e"/>
    </style:style>
    <style:style style:name="P4" style:family="paragraph" style:parent-style-name="Text_20_body">
      <style:paragraph-properties fo:text-align="justify" style:justify-single-word="false"/>
      <style:text-properties officeooo:rsid="001b580a" officeooo:paragraph-rsid="001b580a"/>
    </style:style>
    <style:style style:name="P5" style:family="paragraph" style:parent-style-name="Text_20_body">
      <style:paragraph-properties fo:text-align="justify" style:justify-single-word="false"/>
      <style:text-properties officeooo:rsid="003d26f8" officeooo:paragraph-rsid="003d26f8"/>
    </style:style>
    <style:style style:name="P6" style:family="paragraph" style:parent-style-name="Text_20_body">
      <style:paragraph-properties fo:text-align="justify" style:justify-single-word="false"/>
      <style:text-properties officeooo:rsid="005703d7" officeooo:paragraph-rsid="005703d7"/>
    </style:style>
    <style:style style:name="P7" style:family="paragraph" style:parent-style-name="Text_20_body">
      <style:paragraph-properties fo:text-align="justify" style:justify-single-word="false"/>
      <style:text-properties officeooo:rsid="00603575" officeooo:paragraph-rsid="00603575"/>
    </style:style>
    <style:style style:name="P8" style:family="paragraph" style:parent-style-name="Text_20_body">
      <style:paragraph-properties fo:text-align="justify" style:justify-single-word="false"/>
      <style:text-properties officeooo:rsid="00660ffd" officeooo:paragraph-rsid="00660ffd"/>
    </style:style>
    <style:style style:name="P9" style:family="paragraph" style:parent-style-name="Title">
      <style:text-properties officeooo:rsid="0017b6e1" officeooo:paragraph-rsid="0017b6e1"/>
    </style:style>
    <style:style style:name="P10" style:family="paragraph" style:parent-style-name="Subtitle">
      <style:text-properties officeooo:rsid="009df598" officeooo:paragraph-rsid="009df598"/>
    </style:style>
    <style:style style:name="P11" style:family="paragraph" style:parent-style-name="Text_20_body">
      <style:paragraph-properties fo:text-align="justify" style:justify-single-word="false"/>
      <style:text-properties officeooo:rsid="00854ab4" officeooo:paragraph-rsid="00854ab4"/>
    </style:style>
    <style:style style:name="P12" style:family="paragraph" style:parent-style-name="Text_20_body">
      <style:paragraph-properties fo:text-align="justify" style:justify-single-word="false"/>
      <style:text-properties officeooo:rsid="009263cb" officeooo:paragraph-rsid="009263cb"/>
    </style:style>
    <style:style style:name="P13" style:family="paragraph" style:parent-style-name="Text_20_body">
      <style:paragraph-properties fo:text-align="justify" style:justify-single-word="false"/>
      <style:text-properties officeooo:rsid="009e4e6f" officeooo:paragraph-rsid="009e4e6f"/>
    </style:style>
    <style:style style:name="T1" style:family="text">
      <style:text-properties officeooo:rsid="001c208b"/>
    </style:style>
    <style:style style:name="T2" style:family="text">
      <style:text-properties officeooo:rsid="001da0a8"/>
    </style:style>
    <style:style style:name="T3" style:family="text">
      <style:text-properties fo:font-weight="bold" officeooo:rsid="001da0a8" style:font-weight-asian="bold" style:font-weight-complex="bold"/>
    </style:style>
    <style:style style:name="T4" style:family="text">
      <style:text-properties fo:font-weight="bold" officeooo:rsid="003dfde6" style:font-weight-asian="bold" style:font-weight-complex="bold"/>
    </style:style>
    <style:style style:name="T5" style:family="text">
      <style:text-properties fo:font-weight="normal" officeooo:rsid="001da0a8" style:font-weight-asian="normal" style:font-weight-complex="normal"/>
    </style:style>
    <style:style style:name="T6" style:family="text">
      <style:text-properties fo:font-weight="normal" officeooo:rsid="001ddf2a" style:font-weight-asian="normal" style:font-weight-complex="normal"/>
    </style:style>
    <style:style style:name="T7" style:family="text">
      <style:text-properties fo:font-weight="normal" officeooo:rsid="001fbbda" style:font-weight-asian="normal" style:font-weight-complex="normal"/>
    </style:style>
    <style:style style:name="T8" style:family="text">
      <style:text-properties fo:font-weight="normal" officeooo:rsid="0024a2d8" style:font-weight-asian="normal" style:font-weight-complex="normal"/>
    </style:style>
    <style:style style:name="T9" style:family="text">
      <style:text-properties fo:font-weight="normal" officeooo:rsid="0024e717" style:font-weight-asian="normal" style:font-weight-complex="normal"/>
    </style:style>
    <style:style style:name="T10" style:family="text">
      <style:text-properties fo:font-weight="normal" officeooo:rsid="0026ed27" style:font-weight-asian="normal" style:font-weight-complex="normal"/>
    </style:style>
    <style:style style:name="T11" style:family="text">
      <style:text-properties fo:font-weight="normal" officeooo:rsid="002856e5" style:font-weight-asian="normal" style:font-weight-complex="normal"/>
    </style:style>
    <style:style style:name="T12" style:family="text">
      <style:text-properties fo:font-weight="normal" officeooo:rsid="002a3d22" style:font-weight-asian="normal" style:font-weight-complex="normal"/>
    </style:style>
    <style:style style:name="T13" style:family="text">
      <style:text-properties fo:font-weight="normal" officeooo:rsid="003dfde6" style:font-weight-asian="normal" style:font-weight-complex="normal"/>
    </style:style>
    <style:style style:name="T14" style:family="text">
      <style:text-properties fo:font-weight="normal" officeooo:rsid="003fc110" style:font-weight-asian="normal" style:font-weight-complex="normal"/>
    </style:style>
    <style:style style:name="T15" style:family="text">
      <style:text-properties fo:font-weight="normal" officeooo:rsid="00422cc3" style:font-weight-asian="normal" style:font-weight-complex="normal"/>
    </style:style>
    <style:style style:name="T16" style:family="text">
      <style:text-properties fo:font-weight="normal" officeooo:rsid="0043cc4b" style:font-weight-asian="normal" style:font-weight-complex="normal"/>
    </style:style>
    <style:style style:name="T17" style:family="text">
      <style:text-properties fo:font-weight="normal" officeooo:rsid="0047d87e" style:font-weight-asian="normal" style:font-weight-complex="normal"/>
    </style:style>
    <style:style style:name="T18" style:family="text">
      <style:text-properties fo:font-weight="normal" officeooo:rsid="004b29be" style:font-weight-asian="normal" style:font-weight-complex="normal"/>
    </style:style>
    <style:style style:name="T19" style:family="text">
      <style:text-properties fo:font-weight="normal" officeooo:rsid="004bd2b5" style:font-weight-asian="normal" style:font-weight-complex="normal"/>
    </style:style>
    <style:style style:name="T20" style:family="text">
      <style:text-properties fo:font-weight="normal" officeooo:rsid="004ecedd" style:font-weight-asian="normal" style:font-weight-complex="normal"/>
    </style:style>
    <style:style style:name="T21" style:family="text">
      <style:text-properties fo:font-weight="normal" officeooo:rsid="0050850a" style:font-weight-asian="normal" style:font-weight-complex="normal"/>
    </style:style>
    <style:style style:name="T22" style:family="text">
      <style:text-properties fo:font-style="italic" fo:font-weight="normal" officeooo:rsid="002a3d22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a87c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e234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bold" officeooo:rsid="002f61d5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5b400b" style:font-style-asian="italic" style:font-style-complex="italic"/>
    </style:style>
    <style:style style:name="T28" style:family="text">
      <style:text-properties fo:font-style="italic" officeooo:rsid="00905d91" style:font-style-asian="italic" style:font-style-complex="itali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a3d2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e513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f61d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06a03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24b4b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42ce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49a5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574e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6d4c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74e8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8f31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abf6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c027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d7b89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f23b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70a73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72403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73f33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75960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6a8d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782ef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bf443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d0f5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7d67ce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ee35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fa0d1" style:font-style-asian="normal" style:font-weight-asian="normal" style:font-style-complex="normal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5b400b" style:font-style-asian="normal" style:font-style-complex="normal"/>
    </style:style>
    <style:style style:name="T58" style:family="text">
      <style:text-properties fo:font-style="normal" officeooo:rsid="005c963e" style:font-style-asian="normal" style:font-style-complex="normal"/>
    </style:style>
    <style:style style:name="T59" style:family="text">
      <style:text-properties fo:font-style="normal" officeooo:rsid="00608fb7" style:font-style-asian="normal" style:font-style-complex="normal"/>
    </style:style>
    <style:style style:name="T60" style:family="text">
      <style:text-properties fo:font-style="normal" officeooo:rsid="0060f734" style:font-style-asian="normal" style:font-style-complex="normal"/>
    </style:style>
    <style:style style:name="T61" style:family="text">
      <style:text-properties fo:font-style="normal" officeooo:rsid="00625eab" style:font-style-asian="normal" style:font-style-complex="normal"/>
    </style:style>
    <style:style style:name="T62" style:family="text">
      <style:text-properties fo:font-style="normal" officeooo:rsid="0064b3da" style:font-style-asian="normal" style:font-style-complex="normal"/>
    </style:style>
    <style:style style:name="T63" style:family="text">
      <style:text-properties fo:font-style="normal" officeooo:rsid="00905d91" style:font-style-asian="normal" style:font-style-complex="normal"/>
    </style:style>
    <style:style style:name="T64" style:family="text">
      <style:text-properties fo:font-style="normal" officeooo:rsid="0090b47f" style:font-style-asian="normal" style:font-style-complex="normal"/>
    </style:style>
    <style:style style:name="T65" style:family="text">
      <style:text-properties fo:font-style="normal" officeooo:rsid="00911237" style:font-style-asian="normal" style:font-style-complex="normal"/>
    </style:style>
    <style:style style:name="T66" style:family="text">
      <style:text-properties fo:font-style="normal" officeooo:rsid="0093a52b" style:font-style-asian="normal" style:font-style-complex="normal"/>
    </style:style>
    <style:style style:name="T67" style:family="text">
      <style:text-properties fo:font-style="normal" officeooo:rsid="00947248" style:font-style-asian="normal" style:font-style-complex="normal"/>
    </style:style>
    <style:style style:name="T68" style:family="text">
      <style:text-properties fo:font-style="normal" officeooo:rsid="00950914" style:font-style-asian="normal" style:font-style-complex="normal"/>
    </style:style>
    <style:style style:name="T69" style:family="text">
      <style:text-properties fo:font-style="normal" officeooo:rsid="0095c92e" style:font-style-asian="normal" style:font-style-complex="normal"/>
    </style:style>
    <style:style style:name="T70" style:family="text">
      <style:text-properties fo:font-style="normal" officeooo:rsid="0098c9b7" style:font-style-asian="normal" style:font-style-complex="normal"/>
    </style:style>
    <style:style style:name="T71" style:family="text">
      <style:text-properties fo:font-style="normal" officeooo:rsid="0099cc71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674e82" style:font-style-asian="normal" style:font-weight-asian="bold" style:font-style-complex="normal" style:font-weight-complex="bold"/>
    </style:style>
    <style:style style:name="T74" style:family="text">
      <style:text-properties officeooo:rsid="003dfde6"/>
    </style:style>
    <style:style style:name="T75" style:family="text">
      <style:text-properties officeooo:rsid="00577650"/>
    </style:style>
    <style:style style:name="T76" style:family="text">
      <style:text-properties officeooo:rsid="0059e163"/>
    </style:style>
    <style:style style:name="T77" style:family="text">
      <style:text-properties officeooo:rsid="005b400b"/>
    </style:style>
    <style:style style:name="T78" style:family="text">
      <style:text-properties officeooo:rsid="0086dd39"/>
    </style:style>
    <style:style style:name="T79" style:family="text">
      <style:text-properties officeooo:rsid="0088a003"/>
    </style:style>
    <style:style style:name="T80" style:family="text">
      <style:text-properties officeooo:rsid="0089a1c7"/>
    </style:style>
    <style:style style:name="T81" style:family="text">
      <style:text-properties officeooo:rsid="008a5047"/>
    </style:style>
    <style:style style:name="T82" style:family="text">
      <style:text-properties officeooo:rsid="008c2cb1"/>
    </style:style>
    <style:style style:name="T83" style:family="text">
      <style:text-properties officeooo:rsid="008d4a0b"/>
    </style:style>
    <style:style style:name="T84" style:family="text">
      <style:text-properties officeooo:rsid="008e4a01"/>
    </style:style>
    <style:style style:name="T85" style:family="text">
      <style:text-properties officeooo:rsid="008f13a0"/>
    </style:style>
    <style:style style:name="T86" style:family="text">
      <style:text-properties officeooo:rsid="00905d91"/>
    </style:style>
    <style:style style:name="T87" style:family="text">
      <style:text-properties officeooo:rsid="00a32a63"/>
    </style:style>
    <style:style style:name="T88" style:family="text">
      <style:text-properties officeooo:rsid="00a4f978"/>
    </style:style>
    <style:style style:name="T89" style:family="text">
      <style:text-properties officeooo:rsid="00a655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bullo</text:p>
      <text:p text:style-name="P1">L’elegia d’amore latina</text:p>
      <text:p text:style-name="P4">Il genere elegiaco si fonda su Catullo e la sua poesia neoterica: ad un eleganza formale si coniuga l’autobiografia con cui vengono proposte le vicende narrate. <text:span text:style-name="T1">Grazie a Quintiliano, che disse che anche nell’elegia i romani potevano competere coi greci, </text:span><text:span text:style-name="T2">si hanno i canoni di questo genere letterario, iniziato da </text:span><text:span text:style-name="T3">Cornelio Gallo</text:span><text:span text:style-name="T5">, </text:span><text:span text:style-name="T6">seguito da Tibullo, Properzio </text:span><text:span text:style-name="T7">e Ovidio. </text:span><text:span text:style-name="T8">Del primo </text:span><text:span text:style-name="T9">ci è giunta soltanto la fama, e la sua tragica vita stroncata per mano propria, in seguito alla caduta in disgrazia presso Augusto, che lo esiliò e gli confiscò i beni.<text:line-break/></text:span><text:span text:style-name="T10">Virgilio era suo intimo amico, a cui dedicò un’ecloga nella quale si parla del suo amore per una certa Licoride, </text:span><text:span text:style-name="T11">per la quale Gallo non può far altro che scrivere, </text:span><text:span text:style-name="T12">trascurando il genere bucolico in quanto </text:span><text:span text:style-name="T22">“Omnia vincit </text:span><text:span text:style-name="T24">A</text:span><text:span text:style-name="T22">mor et nos ced</text:span><text:span text:style-name="T23">a</text:span><text:span text:style-name="T22">mus Amori”.</text:span><text:span text:style-name="T30"> </text:span><text:span text:style-name="T31">Da qui nacquero quattro libri </text:span><text:span text:style-name="T32">sotto il titolo di </text:span><text:span text:style-name="T25">Amores</text:span><text:span text:style-name="T32">,</text:span><text:span text:style-name="T33"> di cui ci rimane solo un frammento </text:span><text:span text:style-name="T34">prezioso per capire come Gallo fu il primo </text:span><text:span text:style-name="T35">ad inserire elementi autobiografici delle sue esperienze d’amore</text:span><text:span text:style-name="T36"> </text:span><text:span text:style-name="T37">nobilitate </text:span><text:span text:style-name="T38">dal piano mitologico sul quale si narrava.</text:span></text:p>
      <text:p text:style-name="P5">L’amore elegiaco è <text:span text:style-name="T74">proposto come un </text:span><text:span text:style-name="T4">servitium amoris</text:span><text:span text:style-name="T13"> che l’innamorato offre verso la </text:span><text:span text:style-name="T4">domina</text:span><text:span text:style-name="T13"> </text:span><text:span text:style-name="T14">amata, </text:span><text:span text:style-name="T15">alla quale, per garantire </text:span><text:span text:style-name="T17">un’unica </text:span><text:span text:style-name="T15">l’immortalità e un nobile corteggiamento, dedica le </text:span><text:span text:style-name="T16">proprie</text:span><text:span text:style-name="T15"> poesie; </text:span><text:span text:style-name="T19">i</text:span><text:span text:style-name="T18">n particolare, Tibullo scriveva delle sue esperienze in uno sfondo idillico. </text:span><text:span text:style-name="T20">Ogni autore si serviva, oltre che delle proprie esperienze, di un compendio di codici provenienti da</text:span><text:span text:style-name="T21">lle poesie erotiche precedenti.</text:span></text:p>
      <text:p text:style-name="P2">Tibullo e il suo tempo</text:p>
      <text:p text:style-name="P6">Della vita di Tibullo si sa poco. Era un <text:span text:style-name="T75">amico di Marco Valerio Messalla Corvino; </text:span><text:span text:style-name="T76">scrisse </text:span><text:span text:style-name="T77">una raccolta di elegie sotto il nome di </text:span><text:span text:style-name="T27">Corpus Tibullianum</text:span><text:span text:style-name="T57">, </text:span><text:span text:style-name="T58">suddivisa in tre libri.</text:span></text:p>
      <text:p text:style-name="P7"><text:span text:style-name="T58">T</text:span><text:span text:style-name="T56">ibullo si discosta dai poeti augustei per non essere interessato alle questioni di poetica che invece interessavano altri: </text:span><text:span text:style-name="T59">voleva offrire ai lettori la prova dei suoi tentativi di conquista e corteggiamento della donna amata, </text:span><text:span text:style-name="T60">e proprio attraverso la poesia semplice e priva di </text:span><text:span text:style-name="T61">giochi allusivi e raffinatezze, </text:span><text:span text:style-name="T62">affermando la poesia come mezzo di seduzione.</text:span></text:p>
      <text:p text:style-name="P8"><text:span text:style-name="T62">I</text:span><text:span text:style-name="T56">l libro I è composto da dieci elegie, di cui cinque dedicate ad una donna capricciosa e incline al tradimento, </text:span><text:span text:style-name="T72">Delia</text:span><text:span text:style-name="T29">, </text:span><text:span text:style-name="T39">tre dedicate al giovane </text:span><text:span text:style-name="T73">Marato</text:span><text:span text:style-name="T39"> </text:span><text:span text:style-name="T40">e due non trattanti il tema erotico: </text:span><text:span text:style-name="T41">le celebrazioni de</text:span><text:span text:style-name="T40">l compleanno di Messalla e </text:span><text:span text:style-name="T41">della vita agreste.<text:line-break/></text:span><text:span text:style-name="T42">Nel libro II </text:span><text:span text:style-name="T43">ci sono sei elegie, </text:span><text:span text:style-name="T44">tre delle quali </text:span><text:span text:style-name="T45">sono dedicate alla cortigiana Nemesi, </text:span><text:span text:style-name="T46">donna avida e spregiudicata che ha preso il posto di Delia nel cuore del poeta. </text:span><text:span text:style-name="T47">La </text:span><text:soft-page-break/><text:span text:style-name="T47">raccolta si apre con un’elegia che </text:span><text:span text:style-name="T48">descrive </text:span><text:span text:style-name="T49">una festività rurale, mentre si completa con due dedicate agli amici Cornuto e Messalino.<text:line-break/></text:span><text:span text:style-name="T50">Nel libro III, con sei elegie, narra del</text:span><text:span text:style-name="T51">l’</text:span><text:span text:style-name="T50">amore infelice </text:span><text:span text:style-name="T51">di Ligdamo (il poeta stesso)</text:span><text:span text:style-name="T50"> per Neèra, </text:span><text:span text:style-name="T51">che lo </text:span><text:span text:style-name="T52">ha </text:span><text:span text:style-name="T51">abbandona</text:span><text:span text:style-name="T52">to</text:span><text:span text:style-name="T51">.<text:line-break/></text:span><text:span text:style-name="T53">Il libro IV </text:span><text:span text:style-name="T54">si apre con un lungo carme in elogio a Messalla, </text:span><text:span text:style-name="T55">di cui esalta le doti politiche e militari e le virtù morali.</text:span></text:p>
      <text:p text:style-name="P3">Il poeta al servizio della <text:span text:style-name="T26">domina</text:span></text:p>
      <text:p text:style-name="P11">Le donne elegiache sono sempre ritratte <text:span text:style-name="T78">senza i tradizionali valori di fedeltà </text:span><text:span text:style-name="T79">e pudore che dovevano caratterizzare </text:span><text:span text:style-name="T80">la donna romana dei tempi. </text:span><text:span text:style-name="T81">I poet</text:span><text:span text:style-name="T84">i</text:span><text:span text:style-name="T81">, nei loro confronti, </text:span><text:span text:style-name="T82">sono </text:span><text:span text:style-name="T83">completamente assoggettati </text:span><text:span text:style-name="T85">e</text:span><text:span text:style-name="T83"> soffrono per l’insensibilità e la volubilità dell’amata.<text:line-break/></text:span><text:span text:style-name="T86">I poeti elegiaci rifiutano la poesia “alta” e impegnata a favore di una più personale e umile (</text:span><text:span text:style-name="T28">recusatio</text:span><text:span text:style-name="T63">). </text:span><text:span text:style-name="T64">A questa poesia viene anche attribuita la funzione “pratica” del corteggiamento della donna che, dal canto suo, potrà vantarsi alla prospettiva di divenire immortale nei famosi versi </text:span><text:span text:style-name="T65">composti per lei dal poeta</text:span><text:span text:style-name="T64">.</text:span></text:p>
      <text:p text:style-name="P12"><text:span text:style-name="T64">L</text:span><text:span text:style-name="T56">a controtendenza che caratterizzava i poeti elegiaci, e in particolare Tibullo, </text:span><text:span text:style-name="T66">poteva essere vista come un atteggiamento </text:span><text:span text:style-name="T67">antiaugusteo, cosa non vera in quanto, in realtà, ciò che i poeti avevano era una difficoltà di integrazione. </text:span><text:span text:style-name="T68">Tibullo faceva parte del circolo di Messalla, non intrattenendo rapporti con Mecenate, e dunque in qualche senso si allontanava dal princeps, </text:span><text:span text:style-name="T69">ma non dalla sua politica di pace e dalla sua idea di ritorno alla vita agreste. </text:span><text:span text:style-name="T70">La poesia tibulliana non era dunque un “pericolo” </text:span><text:span text:style-name="T71">sociale.</text:span></text:p>
      <text:p text:style-name="P10">Lo stile</text:p>
      <text:p text:style-name="P13">Proprio in linea coi canoni augustei, Tibullo propone uno stile dal tono e dal lessico medi, che non risultino mai eccessivi, <text:span text:style-name="T87">e inseriti in delle frasi ricche di perizie tecniche e mai scadenti nel volgare o nel colloquiale.<text:line-break/></text:span><text:span text:style-name="T88">Oltre che di saper esprimere i suoi pensieri in modo compiuto e fine, Tibullo dimostra anche di saper dare </text:span><text:span text:style-name="T89">un’andatura sinuosa ed elegante alla serie di intrecci che tesse.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1:27:17.203357077</meta:creation-date>
    <dc:date>2021-02-24T11:46:18.285094972</dc:date>
    <meta:editing-duration>PT2H19M11S</meta:editing-duration>
    <meta:editing-cycles>114</meta:editing-cycles>
    <meta:generator>LibreOffice/6.4.6.2$Linux_X86_64 LibreOffice_project/40$Build-2</meta:generator>
    <meta:document-statistic meta:table-count="0" meta:image-count="0" meta:object-count="0" meta:page-count="2" meta:paragraph-count="13" meta:word-count="711" meta:character-count="4370" meta:non-whitespace-character-count="3671"/>
  </office:meta>
</office:document-meta>
</file>